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Lucida Sans Unicode" svg:font-family="Lucida Sans Unicode" style:font-family-generic="swiss" style:font-pitch="variable" svg:panose-1="2 11 6 2 3 5 4 2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T3" style:parent-style-name="DefaultParagraphFont" style:family="text">
      <style:text-properties fo:font-size="22pt" style:font-size-asian="22pt" style:font-size-complex="22pt"/>
    </style:style>
    <style:style style:name="P4" style:parent-style-name="Standard" style:family="paragraph">
      <style:paragraph-properties fo:text-align="center"/>
    </style:style>
    <style:style style:name="T5" style:parent-style-name="DefaultParagraphFont" style:family="text"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T10" style:parent-style-name="DefaultParagraphFont" style:family="text"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/>
    </style:style>
    <style:style style:name="T12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3">Keypad Interfacing</text:span></text:p>
      <text:p text:style-name="P4"><text:span text:style-name="T5">CE-420 Microcomputers II</text:span></text:p>
      <text:p text:style-name="P6"><text:span text:style-name="T7">Lab 4</text:span></text:p>
      <text:p text:style-name="P8"><text:span text:style-name="T9">11/1</text:span><text:span text:style-name="T10">/11, Prof. Tewolde</text:span></text:p>
      <text:p text:style-name="P11"><text:span text:style-name="T12">Jacob Howarth and Ocie Lewis</text:span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Lucida Sans Unicode" svg:font-family="Lucida Sans Unicode" style:font-family-generic="swiss" style:font-pitch="variable" svg:panose-1="2 11 6 2 3 5 4 2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23in"/>
      <style:text-properties style:font-name="Calibri" style:font-name-asian="Lucida Sans Unicode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in" fo:line-height="100%"/>
      <style:text-properties style:font-name="Times New Roman" style:font-name-asian="SimSun" style:font-name-complex="Mangal" fo:font-size="12pt" style:font-size-asian="12pt" style:font-size-complex="12pt" style:language-asian="hi" style:country-asian="I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showa</meta:initial-creator>
    <dc:creator>jshowa</dc:creator>
    <meta:creation-date>2011-10-18T03:01:00Z</meta:creation-date>
    <dc:date>2011-11-20T22:13:00Z</dc:date>
    <meta:template xlink:href="Normal" xlink:type="simple"/>
    <meta:editing-cycles>5</meta:editing-cycles>
    <meta:editing-duration>PT240S</meta:editing-duration>
    <meta:document-statistic meta:page-count="1" meta:paragraph-count="1" meta:word-count="17" meta:character-count="113" meta:row-count="1" meta:non-whitespace-character-count="97"/>
  </office:meta>
</office:document-meta>
</file>